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column"/>
      <style:text-properties fo:language="en" fo:country="US"/>
    </style:style>
    <style:style style:name="P4" style:family="paragraph" style:parent-style-name="Heading_20_3">
      <style:paragraph-properties fo:break-before="column"/>
      <style:text-properties fo:language="en" fo:country="US"/>
    </style:style>
    <style:style style:name="P5" style:family="paragraph" style:parent-style-name="Heading_20_2">
      <style:paragraph-properties fo:break-before="page"/>
      <style:text-properties fo:language="en" fo:country="US"/>
    </style:style>
    <style:style style:name="P6" style:family="paragraph" style:parent-style-name="Heading_20_2">
      <style:paragraph-properties fo:break-before="page"/>
      <style:text-properties fo:language="en" fo:country="US" officeooo:rsid="00988308" officeooo:paragraph-rsid="00988308"/>
    </style:style>
    <style:style style:name="P7" style:family="paragraph" style:parent-style-name="Heading_20_2">
      <style:paragraph-properties fo:break-before="page"/>
      <style:text-properties fo:language="en" fo:country="US" officeooo:rsid="00b93d29" officeooo:paragraph-rsid="00b93d29"/>
    </style:style>
    <style:style style:name="P8" style:family="paragraph" style:parent-style-name="Heading_20_2">
      <style:paragraph-properties fo:break-before="page"/>
      <style:text-properties fo:language="en" fo:country="US" officeooo:rsid="00528a0b" officeooo:paragraph-rsid="00528a0b"/>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54ea77"/>
    </style:style>
    <style:style style:name="P12" style:family="paragraph" style:parent-style-name="Exalted">
      <style:text-properties fo:language="en" fo:country="US" officeooo:rsid="0054ea77" officeooo:paragraph-rsid="0054ea77"/>
    </style:style>
    <style:style style:name="P13" style:family="paragraph" style:parent-style-name="Exalted">
      <style:text-properties fo:language="en" fo:country="US" fo:font-weight="bold" officeooo:rsid="00883362" officeooo:paragraph-rsid="00883362" style:font-weight-asian="bold" style:font-weight-complex="bold"/>
    </style:style>
    <style:style style:name="P14" style:family="paragraph" style:parent-style-name="Exalted">
      <style:text-properties fo:language="en" fo:country="US" fo:font-weight="bold" officeooo:rsid="00528a0b" officeooo:paragraph-rsid="00528a0b" style:font-weight-asian="bold" style:font-weight-complex="bold"/>
    </style:style>
    <style:style style:name="P15" style:family="paragraph" style:parent-style-name="Exalted">
      <style:text-properties fo:language="en" fo:country="US" fo:font-weight="normal" officeooo:rsid="00883362" officeooo:paragraph-rsid="0088336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paragraph-rsid="00968036"/>
    </style:style>
    <style:style style:name="P28" style:family="paragraph" style:parent-style-name="Exalted">
      <style:text-properties fo:language="en" fo:country="US" officeooo:rsid="00dcabe6" officeooo:paragraph-rsid="00dcabe6"/>
    </style:style>
    <style:style style:name="P29" style:family="paragraph" style:parent-style-name="Exalted">
      <style:text-properties fo:language="en" fo:country="US" officeooo:paragraph-rsid="00dd714a"/>
    </style:style>
    <style:style style:name="P30" style:family="paragraph" style:parent-style-name="Exalted">
      <style:text-properties fo:language="en" fo:country="US" officeooo:rsid="00df190e" officeooo:paragraph-rsid="00df190e"/>
    </style:style>
    <style:style style:name="P31" style:family="paragraph" style:parent-style-name="Exalted">
      <style:text-properties fo:language="en" fo:country="US" officeooo:paragraph-rsid="00130601"/>
    </style:style>
    <style:style style:name="P32" style:family="paragraph" style:parent-style-name="Exalted">
      <style:text-properties fo:language="en" fo:country="US" officeooo:paragraph-rsid="00e56723"/>
    </style:style>
    <style:style style:name="P33" style:family="paragraph" style:parent-style-name="Exalted">
      <style:text-properties fo:language="en" fo:country="US" officeooo:rsid="00e6520b" officeooo:paragraph-rsid="00e6520b"/>
    </style:style>
    <style:style style:name="P34" style:family="paragraph" style:parent-style-name="Exalted">
      <style:text-properties fo:language="en" fo:country="US" officeooo:paragraph-rsid="00e84383"/>
    </style:style>
    <style:style style:name="P35" style:family="paragraph" style:parent-style-name="Exalted">
      <style:text-properties fo:language="en" fo:country="US" officeooo:rsid="00eae583" officeooo:paragraph-rsid="00eae583"/>
    </style:style>
    <style:style style:name="P36"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7"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style:use-window-font-color="true" loext:opacity="0%" style:font-name="Times New Roman" fo:font-size="10pt" fo:language="en" fo:country="US" fo:font-weight="normal" officeooo:rsid="00f2ad66" officeooo:paragraph-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0" style:family="paragraph" style:parent-style-name="Exalted">
      <style:text-properties style:use-window-font-color="true" loext:opacity="0%" style:font-name="Times New Roman" fo:font-size="10pt" fo:language="en" fo:country="US" fo:font-weight="normal" officeooo:rsid="0118734f" officeooo:paragraph-rsid="011873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1"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2"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 style:family="paragraph" style:parent-style-name="Exalted">
      <style:text-properties officeooo:paragraph-rsid="0080acb5"/>
    </style:style>
    <style:style style:name="P44" style:family="paragraph" style:parent-style-name="Exalted">
      <style:text-properties officeooo:paragraph-rsid="00a7aa1b"/>
    </style:style>
    <style:style style:name="P45" style:family="paragraph" style:parent-style-name="Exalted">
      <style:text-properties officeooo:paragraph-rsid="00b95fb3"/>
    </style:style>
    <style:style style:name="P46" style:family="paragraph" style:parent-style-name="Exalted">
      <style:text-properties officeooo:paragraph-rsid="00d8a304"/>
    </style:style>
    <style:style style:name="P47" style:family="paragraph" style:parent-style-name="Exalted">
      <style:text-properties officeooo:paragraph-rsid="00dd714a"/>
    </style:style>
    <style:style style:name="P48" style:family="paragraph" style:parent-style-name="Exalted">
      <style:text-properties officeooo:paragraph-rsid="00e56723"/>
    </style:style>
    <style:style style:name="P49" style:family="paragraph" style:parent-style-name="Exalted">
      <style:text-properties officeooo:paragraph-rsid="00eae583"/>
    </style:style>
    <style:style style:name="P50" style:family="paragraph" style:parent-style-name="Exalted">
      <style:text-properties officeooo:paragraph-rsid="00b22d12"/>
    </style:style>
    <style:style style:name="P51" style:family="paragraph" style:parent-style-name="Exalted">
      <style:text-properties fo:font-weight="normal" officeooo:paragraph-rsid="00f2ad66" style:font-weight-asian="normal" style:font-weight-complex="normal"/>
    </style:style>
    <style:style style:name="P52" style:family="paragraph" style:parent-style-name="Exalted">
      <style:text-properties officeooo:paragraph-rsid="00f72613"/>
    </style:style>
    <style:style style:name="P53" style:family="paragraph" style:parent-style-name="Exalted">
      <style:text-properties officeooo:paragraph-rsid="00fb6d87"/>
    </style:style>
    <style:style style:name="P54" style:family="paragraph" style:parent-style-name="Exalted">
      <style:text-properties officeooo:paragraph-rsid="0104ff3c"/>
    </style:style>
    <style:style style:name="P55" style:family="paragraph" style:parent-style-name="Exalted">
      <style:text-properties officeooo:rsid="0106d0bf" officeooo:paragraph-rsid="0106d0bf"/>
    </style:style>
    <style:style style:name="P56" style:family="paragraph" style:parent-style-name="Exalted">
      <style:text-properties officeooo:paragraph-rsid="0108c28b"/>
    </style:style>
    <style:style style:name="P57" style:family="paragraph" style:parent-style-name="Exalted">
      <style:text-properties officeooo:paragraph-rsid="010ff31d"/>
    </style:style>
    <style:style style:name="P58" style:family="paragraph" style:parent-style-name="Exalted">
      <style:text-properties officeooo:paragraph-rsid="00f2ad66"/>
    </style:style>
    <style:style style:name="P59" style:family="paragraph" style:parent-style-name="Exalted">
      <style:text-properties officeooo:paragraph-rsid="01154959"/>
    </style:style>
    <style:style style:name="P60" style:family="paragraph" style:parent-style-name="Exalted">
      <style:text-properties officeooo:paragraph-rsid="011723fd"/>
    </style:style>
    <style:style style:name="P61"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62" style:family="paragraph" style:parent-style-name="Heading_20_3">
      <style:paragraph-properties fo:margin-top="0in" fo:margin-bottom="0in" style:contextual-spacing="false" fo:line-height="100%"/>
      <style:text-properties style:font-name="Sorts Mill Goudy" fo:language="en" fo:country="US" officeooo:paragraph-rsid="0054ea77" style:font-name-asian="Sorts Mill Goudy1" style:font-name-complex="Sorts Mill Goudy1"/>
    </style:style>
    <style:style style:name="P63"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64" style:family="paragraph" style:parent-style-name="Heading_20_3">
      <style:paragraph-properties fo:margin-top="0in" fo:margin-bottom="0in" style:contextual-spacing="false" fo:line-height="100%"/>
      <style:text-properties fo:language="en" fo:country="US" officeooo:paragraph-rsid="006116c5"/>
    </style:style>
    <style:style style:name="P65"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66"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67"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70fa70" officeooo:paragraph-rsid="00e07906" style:letter-kerning="false" style:font-name-asian="Spectral1" style:font-size-asian="10pt" style:language-asian="zh" style:country-asian="CN" style:font-name-complex="Spectral1" style:font-size-complex="10pt" style:language-complex="hi" style:country-complex="IN"/>
    </style:style>
    <style:style style:name="P68"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69" style:family="paragraph" style:parent-style-name="Heading_20_3">
      <style:text-properties fo:language="en" fo:country="US"/>
    </style:style>
    <style:style style:name="P70" style:family="paragraph" style:parent-style-name="Heading_20_3">
      <style:text-properties fo:language="en" fo:country="US" officeooo:rsid="00883362" officeooo:paragraph-rsid="00883362"/>
    </style:style>
    <style:style style:name="P71" style:family="paragraph" style:parent-style-name="Heading_20_3">
      <style:text-properties fo:language="en" fo:country="US" officeooo:rsid="00528a0b" officeooo:paragraph-rsid="00528a0b"/>
    </style:style>
    <style:style style:name="P72" style:family="paragraph" style:parent-style-name="Heading_20_3">
      <style:text-properties fo:language="en" fo:country="US" officeooo:rsid="00dc9428" officeooo:paragraph-rsid="00dc9428"/>
    </style:style>
    <style:style style:name="P73" style:family="paragraph" style:parent-style-name="Heading_20_3">
      <style:text-properties fo:language="en" fo:country="US" officeooo:paragraph-rsid="00dd714a"/>
    </style:style>
    <style:style style:name="P74" style:family="paragraph" style:parent-style-name="Heading_20_3">
      <style:text-properties fo:language="en" fo:country="US" officeooo:paragraph-rsid="00e84383"/>
    </style:style>
    <style:style style:name="P75"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76"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77"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78" style:family="paragraph" style:parent-style-name="Heading_20_3">
      <style:text-properties fo:color="#3d85c6" loext:opacity="100%" style:font-name="Goudy" fo:font-size="12pt" fo:language="en" fo:country="US" officeooo:rsid="00ae1f0a" officeooo:paragraph-rsid="00ae1f0a" style:letter-kerning="false" style:font-name-asian="Modern Antiqua1" style:font-size-asian="12pt" style:language-asian="zh" style:country-asian="CN" style:font-name-complex="Modern Antiqua1" style:font-size-complex="12pt" style:language-complex="hi" style:country-complex="IN"/>
    </style:style>
    <style:style style:name="P79" style:family="paragraph" style:parent-style-name="Heading_20_3">
      <style:text-properties fo:color="#3d85c6" loext:opacity="100%" style:font-name="Goudy" fo:font-size="12pt" fo:language="en" fo:country="US" officeooo:rsid="00b95fb3" officeooo:paragraph-rsid="00b95fb3" style:letter-kerning="false" style:font-name-asian="Modern Antiqua1" style:font-size-asian="12pt" style:language-asian="zh" style:country-asian="CN" style:font-name-complex="Modern Antiqua1" style:font-size-complex="12pt" style:language-complex="hi" style:country-complex="IN"/>
    </style:style>
    <style:style style:name="P80"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81"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82"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83" style:family="paragraph" style:parent-style-name="Heading_20_3">
      <style:text-properties fo:color="#3d85c6" loext:opacity="100%" style:font-name="Goudy" fo:font-size="12pt" fo:language="en" fo:country="US" officeooo:rsid="00f2ad66" officeooo:paragraph-rsid="00f2ad66" style:letter-kerning="false" style:font-name-asian="Modern Antiqua1" style:font-size-asian="12pt" style:language-asian="zh" style:country-asian="CN" style:font-name-complex="Modern Antiqua1" style:font-size-complex="12pt" style:language-complex="hi" style:country-complex="IN"/>
    </style:style>
    <style:style style:name="P84"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85" style:family="paragraph" style:parent-style-name="Heading_20_3">
      <style:text-properties fo:color="#3d85c6" loext:opacity="100%" style:font-name="Goudy" fo:font-size="12pt" fo:language="en" fo:country="US" officeooo:rsid="00fb6d87" officeooo:paragraph-rsid="00fb6d87" style:letter-kerning="false" style:font-name-asian="Modern Antiqua1" style:font-size-asian="12pt" style:language-asian="zh" style:country-asian="CN" style:font-name-complex="Modern Antiqua1" style:font-size-complex="12pt" style:language-complex="hi" style:country-complex="IN"/>
    </style:style>
    <style:style style:name="P86"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87"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88" style:family="paragraph" style:parent-style-name="Heading_20_3">
      <style:text-properties fo:color="#3d85c6" loext:opacity="100%" style:font-name="Goudy" fo:font-size="12pt" fo:language="en" fo:country="US" officeooo:rsid="010d7992" officeooo:paragraph-rsid="01154959" style:letter-kerning="false" style:font-name-asian="Modern Antiqua1" style:font-size-asian="12pt" style:language-asian="zh" style:country-asian="CN" style:font-name-complex="Modern Antiqua1" style:font-size-complex="12pt" style:language-complex="hi" style:country-complex="IN"/>
    </style:style>
    <style:style style:name="P89" style:family="paragraph" style:parent-style-name="Heading_20_3">
      <style:text-properties style:use-window-font-color="true" loext:opacity="0%" style:font-name="Times New Roman" fo:font-size="10pt" fo:language="en" fo:country="US" officeooo:rsid="00f6681f" officeooo:paragraph-rsid="00f585e9" style:letter-kerning="false" style:font-name-asian="Spectral1" style:font-size-asian="10pt" style:language-asian="zh" style:country-asian="CN" style:font-name-complex="Spectral1" style:font-size-complex="10pt" style:language-complex="hi" style:country-complex="IN"/>
    </style:style>
    <style:style style:name="P90" style:family="paragraph" style:parent-style-name="Heading_20_3">
      <style:text-properties style:use-window-font-color="true" loext:opacity="0%" style:font-name="Times New Roman" fo:font-size="10pt" fo:language="en" fo:country="US" officeooo:rsid="01032fd3" officeooo:paragraph-rsid="00ffed30" style:letter-kerning="false" style:font-name-asian="Spectral1" style:font-size-asian="10pt" style:language-asian="zh" style:country-asian="CN" style:font-name-complex="Spectral1" style:font-size-complex="10pt" style:language-complex="hi" style:country-complex="IN"/>
    </style:style>
    <style:style style:name="P91" style:family="paragraph" style:parent-style-name="Heading_20_2">
      <style:text-properties fo:language="en" fo:country="US"/>
    </style:style>
    <style:style style:name="P92"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93"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4"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5" style:family="paragraph" style:parent-style-name="Exalted">
      <style:text-properties style:use-window-font-color="true" loext:opacity="0%" style:font-name="Times New Roman" fo:font-size="10pt" fo:language="en" fo:country="US" fo:font-style="normal" officeooo:rsid="01320c72" officeooo:paragraph-rsid="01396f5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6"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7" style:family="paragraph" style:parent-style-name="Exalted">
      <style:text-properties fo:language="en" fo:country="US" fo:font-weight="normal" officeooo:rsid="01154959" officeooo:paragraph-rsid="011dd6d2" style:font-weight-asian="normal" style:font-weight-complex="normal"/>
    </style:style>
    <style:style style:name="P98" style:family="paragraph" style:parent-style-name="Exalted">
      <style:text-properties fo:language="en" fo:country="US" officeooo:rsid="00988308" officeooo:paragraph-rsid="012d2769"/>
    </style:style>
    <style:style style:name="P99" style:family="paragraph" style:parent-style-name="Exalted">
      <style:text-properties fo:language="en" fo:country="US" officeooo:rsid="00988308" officeooo:paragraph-rsid="01404ca0"/>
    </style:style>
    <style:style style:name="P100" style:family="paragraph" style:parent-style-name="Exalted">
      <style:text-properties fo:language="en" fo:country="US" officeooo:rsid="01404ca0" officeooo:paragraph-rsid="01404ca0"/>
    </style:style>
    <style:style style:name="P101" style:family="paragraph" style:parent-style-name="Exalted">
      <style:text-properties fo:language="en" fo:country="US" officeooo:rsid="0143b027" officeooo:paragraph-rsid="0143b027"/>
    </style:style>
    <style:style style:name="P102" style:family="paragraph" style:parent-style-name="Exalted">
      <style:text-properties officeooo:paragraph-rsid="011dc579"/>
    </style:style>
    <style:style style:name="P103" style:family="paragraph" style:parent-style-name="Exalted">
      <style:text-properties officeooo:paragraph-rsid="011dd6d2"/>
    </style:style>
    <style:style style:name="P104" style:family="paragraph" style:parent-style-name="Exalted">
      <style:text-properties officeooo:paragraph-rsid="011fbc6a"/>
    </style:style>
    <style:style style:name="P105" style:family="paragraph" style:parent-style-name="Exalted">
      <style:text-properties officeooo:paragraph-rsid="01240721"/>
    </style:style>
    <style:style style:name="P106" style:family="paragraph" style:parent-style-name="Exalted">
      <style:text-properties officeooo:rsid="0124cedd" officeooo:paragraph-rsid="0124cedd"/>
    </style:style>
    <style:style style:name="P107" style:family="paragraph" style:parent-style-name="Exalted">
      <style:text-properties officeooo:paragraph-rsid="01287001"/>
    </style:style>
    <style:style style:name="P108" style:family="paragraph" style:parent-style-name="Exalted">
      <style:text-properties officeooo:rsid="01288fb2" officeooo:paragraph-rsid="01288fb2"/>
    </style:style>
    <style:style style:name="P109" style:family="paragraph" style:parent-style-name="Exalted">
      <style:text-properties officeooo:paragraph-rsid="012dc67c"/>
    </style:style>
    <style:style style:name="P110" style:family="paragraph" style:parent-style-name="Exalted">
      <style:text-properties officeooo:paragraph-rsid="013463b7"/>
    </style:style>
    <style:style style:name="P111" style:family="paragraph" style:parent-style-name="Exalted">
      <style:text-properties officeooo:paragraph-rsid="01365e95"/>
    </style:style>
    <style:style style:name="P112" style:family="paragraph" style:parent-style-name="Exalted">
      <style:text-properties officeooo:rsid="01372046" officeooo:paragraph-rsid="01372046"/>
    </style:style>
    <style:style style:name="P113" style:family="paragraph" style:parent-style-name="Exalted">
      <style:text-properties officeooo:paragraph-rsid="01381a05"/>
    </style:style>
    <style:style style:name="P114" style:family="paragraph" style:parent-style-name="Exalted">
      <style:text-properties officeooo:paragraph-rsid="0118734f"/>
    </style:style>
    <style:style style:name="P115" style:family="paragraph" style:parent-style-name="Exalted">
      <style:text-properties officeooo:rsid="00b4c839" officeooo:paragraph-rsid="01396f58"/>
    </style:style>
    <style:style style:name="P116" style:family="paragraph" style:parent-style-name="Exalted">
      <style:text-properties officeooo:paragraph-rsid="01396f58"/>
    </style:style>
    <style:style style:name="P117" style:family="paragraph" style:parent-style-name="Exalted">
      <style:text-properties officeooo:paragraph-rsid="013e8432"/>
    </style:style>
    <style:style style:name="P118" style:family="paragraph" style:parent-style-name="Exalted">
      <style:text-properties officeooo:rsid="013e8432" officeooo:paragraph-rsid="013e8432"/>
    </style:style>
    <style:style style:name="P119" style:family="paragraph" style:parent-style-name="Exalted">
      <style:text-properties officeooo:paragraph-rsid="01423178"/>
    </style:style>
    <style:style style:name="P120" style:family="paragraph" style:parent-style-name="Heading_20_10">
      <style:paragraph-properties fo:break-before="column"/>
    </style:style>
    <style:style style:name="P121" style:family="paragraph" style:parent-style-name="Heading_20_10">
      <style:paragraph-properties fo:break-before="column"/>
      <style:text-properties fo:language="en" fo:country="US"/>
    </style:style>
    <style:style style:name="P122" style:family="paragraph" style:parent-style-name="Heading_20_10">
      <style:paragraph-properties fo:break-before="column"/>
      <style:text-properties fo:language="en" fo:country="US" fo:font-weight="normal" style:font-weight-asian="normal" style:font-weight-complex="normal"/>
    </style:style>
    <style:style style:name="P123" style:family="paragraph" style:parent-style-name="Heading_20_10">
      <style:paragraph-properties fo:break-before="column"/>
      <style:text-properties fo:language="en" fo:country="US" officeooo:rsid="00b35a02" officeooo:paragraph-rsid="00d5947e"/>
    </style:style>
    <style:style style:name="P124" style:family="paragraph" style:parent-style-name="Heading_20_2">
      <style:paragraph-properties fo:break-before="page"/>
      <style:text-properties fo:language="en" fo:country="US" officeooo:rsid="00988308" officeooo:paragraph-rsid="00988308"/>
    </style:style>
    <style:style style:name="P125"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126"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127"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128"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129"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130" style:family="paragraph" style:parent-style-name="Heading_20_3">
      <style:text-properties fo:color="#3d85c6" loext:opacity="100%" style:font-name="Goudy" fo:font-size="12pt" fo:language="en" fo:country="US" officeooo:rsid="012dc67c" officeooo:paragraph-rsid="01396f58" style:letter-kerning="false" style:font-name-asian="Modern Antiqua1" style:font-size-asian="12pt" style:language-asian="zh" style:country-asian="CN" style:font-name-complex="Modern Antiqua1" style:font-size-complex="12pt" style:language-complex="hi" style:country-complex="IN"/>
    </style:style>
    <style:style style:name="P131"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132"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133"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134"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135"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136"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137" style:family="paragraph" style:parent-style-name="Heading_20_3">
      <style:text-properties officeooo:paragraph-rsid="0104ff3c"/>
    </style:style>
    <style:style style:name="P138" style:family="paragraph" style:parent-style-name="Heading_20_3">
      <style:text-properties officeooo:paragraph-rsid="01365e95"/>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988308" style:font-weight-asian="bold"/>
    </style:style>
    <style:style style:name="T4" style:family="text">
      <style:text-properties officeooo:rsid="0005e7c5"/>
    </style:style>
    <style:style style:name="T5" style:family="text">
      <style:text-properties style:use-window-font-color="true" loext:opacity="0%" style:font-name="Times New Roman" fo:font-size="10pt" officeooo:rsid="0050502c"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3be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US" officeooo:rsid="00843805"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df1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11873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77"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78"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9"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0"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1"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2"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3"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4" style:family="text">
      <style:text-properties style:use-window-font-color="true" loext:opacity="0%" style:font-name="Times New Roman" fo:font-size="10pt" fo:language="en" fo:country="US" fo:font-style="normal" fo:font-weight="normal" officeooo: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5"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6"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7"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8"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9" style:family="text">
      <style:text-properties style:use-window-font-color="true" loext:opacity="0%" style:font-name="Times New Roman" fo:font-size="10pt" fo:language="en" fo:country="US" fo:font-style="normal" fo:font-weight="normal" officeooo:rsid="0128b41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0"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1" style:family="text">
      <style:text-properties style:use-window-font-color="true" loext:opacity="0%" style:font-name="Times New Roman" fo:font-size="10pt" fo:language="en" fo:country="US" fo:font-style="normal" fo:font-weight="normal" officeooo:rsid="012b7dd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2"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3"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4"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5"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6" style:family="text">
      <style:text-properties style:use-window-font-color="true" loext:opacity="0%" style:font-name="Times New Roman" fo:font-size="10pt" fo:language="en" fo:country="US" fo:font-style="normal" fo:font-weight="normal" officeooo:rsid="01396f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7"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8"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9"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0"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1"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2"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3"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4"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5"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6" style:family="text">
      <style:text-properties style:use-window-font-color="true" loext:opacity="0%" style:font-name="Times New Roman" fo:font-size="10pt" fo:language="en" fo:country="US" fo:font-style="normal" officeooo:rsid="0108030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7" style:family="text">
      <style:text-properties style:use-window-font-color="true" loext:opacity="0%" style:font-name="Times New Roman" fo:font-size="10pt" fo:language="en" fo:country="US" fo:font-style="normal" officeooo:rsid="0108c28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8" style:family="text">
      <style:text-properties style:use-window-font-color="true" loext:opacity="0%" style:font-name="Times New Roman" fo:font-size="10pt" fo:language="en" fo:country="US" fo:font-style="normal" officeooo:rsid="0109e39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9"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0"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1"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2"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3"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4"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5"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6"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7"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8"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9"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0"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1" style:family="text">
      <style:text-properties style:use-window-font-color="true" loext:opacity="0%" style:font-name="Times New Roman" fo:font-size="10pt" fo:language="en" fo:country="US" fo:font-style="normal" officeooo:rsid="01304a3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2" style:family="text">
      <style:text-properties style:use-window-font-color="true" loext:opacity="0%" style:font-name="Times New Roman" fo:font-size="10pt" fo:language="en" fo:country="US" fo:font-style="normal" officeooo:rsid="01320c7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3"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4"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5"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6"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7"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8"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9"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0"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1"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32"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33"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4"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5"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6"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8"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9"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0"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1"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2" style:family="text">
      <style:text-properties officeooo:rsid="000a081d"/>
    </style:style>
    <style:style style:name="T143" style:family="text">
      <style:text-properties officeooo:rsid="000b92e8"/>
    </style:style>
    <style:style style:name="T144" style:family="text">
      <style:text-properties officeooo:rsid="000c6e11"/>
    </style:style>
    <style:style style:name="T145" style:family="text">
      <style:text-properties fo:font-weight="normal" style:font-weight-asian="normal" style:font-weight-complex="normal"/>
    </style:style>
    <style:style style:name="T146" style:family="text">
      <style:text-properties fo:font-weight="normal" officeooo:rsid="000c6e11" style:font-weight-asian="normal" style:font-weight-complex="normal"/>
    </style:style>
    <style:style style:name="T147" style:family="text">
      <style:text-properties fo:font-weight="normal" officeooo:rsid="005e0599" style:font-weight-asian="normal" style:font-weight-complex="normal"/>
    </style:style>
    <style:style style:name="T148" style:family="text">
      <style:text-properties fo:font-weight="normal" officeooo:rsid="006116c5" style:font-weight-asian="normal" style:font-weight-complex="normal"/>
    </style:style>
    <style:style style:name="T149" style:family="text">
      <style:text-properties fo:font-weight="normal" officeooo:rsid="00618e92" style:font-weight-asian="normal" style:font-weight-complex="normal"/>
    </style:style>
    <style:style style:name="T150" style:family="text">
      <style:text-properties fo:font-weight="normal" officeooo:rsid="00678d5b" style:font-weight-asian="normal" style:font-weight-complex="normal"/>
    </style:style>
    <style:style style:name="T151" style:family="text">
      <style:text-properties fo:font-weight="normal" officeooo:rsid="008a19e3" style:font-weight-asian="normal" style:font-weight-complex="normal"/>
    </style:style>
    <style:style style:name="T152" style:family="text">
      <style:text-properties fo:font-weight="normal" officeooo:rsid="003b1229" style:font-weight-asian="normal" style:font-weight-complex="normal"/>
    </style:style>
    <style:style style:name="T153" style:family="text">
      <style:text-properties fo:font-weight="normal" officeooo:rsid="00396b05" style:font-weight-asian="normal" style:font-weight-complex="normal"/>
    </style:style>
    <style:style style:name="T154" style:family="text">
      <style:text-properties fo:font-weight="normal" officeooo:rsid="00e07906" style:font-weight-asian="normal" style:font-weight-complex="normal"/>
    </style:style>
    <style:style style:name="T155" style:family="text">
      <style:text-properties fo:font-weight="normal" officeooo:rsid="0106d0bf" style:font-weight-asian="normal" style:font-weight-complex="normal"/>
    </style:style>
    <style:style style:name="T156" style:family="text">
      <style:text-properties fo:font-weight="normal" officeooo:rsid="0104ff3c" style:font-weight-asian="normal" style:font-weight-complex="normal"/>
    </style:style>
    <style:style style:name="T157" style:family="text">
      <style:text-properties fo:font-weight="normal" officeooo:rsid="012d2769" style:font-weight-asian="normal" style:font-weight-complex="normal"/>
    </style:style>
    <style:style style:name="T158" style:family="text">
      <style:text-properties fo:font-weight="normal" officeooo:rsid="01404ca0" style:font-weight-asian="normal" style:font-weight-complex="normal"/>
    </style:style>
    <style:style style:name="T159" style:family="text">
      <style:text-properties officeooo:rsid="00122021"/>
    </style:style>
    <style:style style:name="T160" style:family="text">
      <style:text-properties officeooo:rsid="002f4bd6"/>
    </style:style>
    <style:style style:name="T161" style:family="text">
      <style:text-properties officeooo:rsid="003287ec"/>
    </style:style>
    <style:style style:name="T162" style:family="text">
      <style:text-properties officeooo:rsid="00528a0b"/>
    </style:style>
    <style:style style:name="T163" style:family="text">
      <style:text-properties officeooo:rsid="0054583d"/>
    </style:style>
    <style:style style:name="T164" style:family="text">
      <style:text-properties officeooo:rsid="0054ea77"/>
    </style:style>
    <style:style style:name="T165" style:family="text">
      <style:text-properties officeooo:rsid="00586657"/>
    </style:style>
    <style:style style:name="T166" style:family="text">
      <style:text-properties officeooo:rsid="005d607f"/>
    </style:style>
    <style:style style:name="T167" style:family="text">
      <style:text-properties style:font-name="Sorts Mill Goudy" style:font-name-asian="Sorts Mill Goudy1" style:font-name-complex="Sorts Mill Goudy1"/>
    </style:style>
    <style:style style:name="T168" style:family="text">
      <style:text-properties officeooo:rsid="006116c5"/>
    </style:style>
    <style:style style:name="T169"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170"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171"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172" style:family="text">
      <style:text-properties fo:color="#3d85c6" loext:opacity="100%" style:font-name="Goudy" fo:font-size="12pt" fo:language="en" fo:country="US" officeooo:rsid="0104ff3c" style:letter-kerning="false" style:font-name-asian="Modern Antiqua1" style:font-size-asian="12pt" style:language-asian="zh" style:country-asian="CN" style:font-name-complex="Modern Antiqua1" style:font-size-complex="12pt" style:language-complex="hi" style:country-complex="IN"/>
    </style:style>
    <style:style style:name="T173"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174"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175" style:family="text">
      <style:text-properties officeooo:rsid="006595d7"/>
    </style:style>
    <style:style style:name="T176" style:family="text">
      <style:text-properties officeooo:rsid="0067e937"/>
    </style:style>
    <style:style style:name="T177" style:family="text">
      <style:text-properties officeooo:rsid="007903c6"/>
    </style:style>
    <style:style style:name="T178" style:family="text">
      <style:text-properties officeooo:rsid="007bd215"/>
    </style:style>
    <style:style style:name="T179" style:family="text">
      <style:text-properties officeooo:rsid="007da857"/>
    </style:style>
    <style:style style:name="T180" style:family="text">
      <style:text-properties officeooo:rsid="007e85d3"/>
    </style:style>
    <style:style style:name="T181" style:family="text">
      <style:text-properties officeooo:rsid="007fb53c"/>
    </style:style>
    <style:style style:name="T182" style:family="text">
      <style:text-properties officeooo:rsid="008322a7"/>
    </style:style>
    <style:style style:name="T183" style:family="text">
      <style:text-properties officeooo:rsid="00883362"/>
    </style:style>
    <style:style style:name="T184" style:family="text">
      <style:text-properties officeooo:rsid="008a34f1"/>
    </style:style>
    <style:style style:name="T185" style:family="text">
      <style:text-properties officeooo:rsid="008c1238"/>
    </style:style>
    <style:style style:name="T186" style:family="text">
      <style:text-properties officeooo:rsid="008d7721"/>
    </style:style>
    <style:style style:name="T187" style:family="text">
      <style:text-properties officeooo:rsid="008e806d"/>
    </style:style>
    <style:style style:name="T188" style:family="text">
      <style:text-properties officeooo:rsid="008f3d21"/>
    </style:style>
    <style:style style:name="T189" style:family="text">
      <style:text-properties officeooo:rsid="00399e15"/>
    </style:style>
    <style:style style:name="T190" style:family="text">
      <style:text-properties officeooo:rsid="0090f9a1"/>
    </style:style>
    <style:style style:name="T191" style:family="text">
      <style:text-properties officeooo:rsid="00931e18"/>
    </style:style>
    <style:style style:name="T192" style:family="text">
      <style:text-properties officeooo:rsid="00968036"/>
    </style:style>
    <style:style style:name="T193" style:family="text">
      <style:text-properties officeooo:rsid="00971edc"/>
    </style:style>
    <style:style style:name="T194" style:family="text">
      <style:text-properties fo:font-style="italic" style:font-style-asian="italic" style:font-style-complex="italic"/>
    </style:style>
    <style:style style:name="T195" style:family="text">
      <style:text-properties fo:language="en" fo:country="US"/>
    </style:style>
    <style:style style:name="T196" style:family="text">
      <style:text-properties fo:language="en" fo:country="US" fo:font-weight="bold" style:font-weight-asian="bold"/>
    </style:style>
    <style:style style:name="T197" style:family="text">
      <style:text-properties fo:language="en" fo:country="US" fo:font-weight="bold" officeooo:rsid="00988308" style:font-weight-asian="bold"/>
    </style:style>
    <style:style style:name="T198" style:family="text">
      <style:text-properties fo:language="en" fo:country="US" fo:font-weight="bold" officeooo:rsid="00b35a02" style:font-weight-asian="bold"/>
    </style:style>
    <style:style style:name="T199" style:family="text">
      <style:text-properties fo:language="en" fo:country="US" fo:font-weight="normal" officeooo:rsid="00aef121" style:font-weight-asian="normal" style:font-weight-complex="normal"/>
    </style:style>
    <style:style style:name="T200" style:family="text">
      <style:text-properties fo:language="en" fo:country="US" fo:font-weight="normal" officeooo:rsid="00b82660" style:font-weight-asian="normal" style:font-weight-complex="normal"/>
    </style:style>
    <style:style style:name="T201" style:family="text">
      <style:text-properties fo:language="en" fo:country="US" fo:font-weight="normal" officeooo:rsid="00d959be" style:font-weight-asian="normal" style:font-weight-complex="normal"/>
    </style:style>
    <style:style style:name="T202" style:family="text">
      <style:text-properties fo:language="en" fo:country="US" fo:font-weight="normal" officeooo:rsid="00eae583" style:font-weight-asian="normal" style:font-weight-complex="normal"/>
    </style:style>
    <style:style style:name="T203" style:family="text">
      <style:text-properties fo:language="en" fo:country="US" officeooo:rsid="00b22d12"/>
    </style:style>
    <style:style style:name="T204" style:family="text">
      <style:text-properties fo:language="en" fo:country="US" officeooo:rsid="00b35a02"/>
    </style:style>
    <style:style style:name="T205" style:family="text">
      <style:text-properties fo:language="en" fo:country="US" officeooo:rsid="007bd215"/>
    </style:style>
    <style:style style:name="T206" style:family="text">
      <style:text-properties fo:language="en" fo:country="US" officeooo:rsid="0059458d"/>
    </style:style>
    <style:style style:name="T207" style:family="text">
      <style:text-properties fo:language="en" fo:country="US" officeooo:rsid="00988308"/>
    </style:style>
    <style:style style:name="T208" style:family="text">
      <style:text-properties fo:language="en" fo:country="US" officeooo:rsid="003b1229"/>
    </style:style>
    <style:style style:name="T209" style:family="text">
      <style:text-properties fo:language="en" fo:country="US" officeooo:rsid="00913f5a"/>
    </style:style>
    <style:style style:name="T210" style:family="text">
      <style:text-properties fo:language="en" fo:country="US" officeooo:rsid="0091e4e5"/>
    </style:style>
    <style:style style:name="T211" style:family="text">
      <style:text-properties fo:language="en" fo:country="US" officeooo:rsid="00eae583"/>
    </style:style>
    <style:style style:name="T212" style:family="text">
      <style:text-properties fo:language="en" fo:country="US" officeooo:rsid="00ee1fb3"/>
    </style:style>
    <style:style style:name="T213" style:family="text">
      <style:text-properties fo:language="en" fo:country="US" officeooo:rsid="003f08c1"/>
    </style:style>
    <style:style style:name="T214" style:family="text">
      <style:text-properties fo:language="en" fo:country="US" officeooo:rsid="003d3ac5"/>
    </style:style>
    <style:style style:name="T215" style:family="text">
      <style:text-properties fo:language="en" fo:country="US" officeooo:rsid="003f35bc"/>
    </style:style>
    <style:style style:name="T216" style:family="text">
      <style:text-properties fo:language="en" fo:country="US" officeooo:rsid="00f2ad66"/>
    </style:style>
    <style:style style:name="T217" style:family="text">
      <style:text-properties fo:language="en" fo:country="US" officeooo:rsid="00ff02a0"/>
    </style:style>
    <style:style style:name="T218" style:family="text">
      <style:text-properties officeooo:rsid="00b67624"/>
    </style:style>
    <style:style style:name="T219" style:family="text">
      <style:text-properties officeooo:rsid="00bf88c7"/>
    </style:style>
    <style:style style:name="T220" style:family="text">
      <style:text-properties officeooo:rsid="00c3117a"/>
    </style:style>
    <style:style style:name="T221" style:family="text">
      <style:text-properties officeooo:rsid="00e31436"/>
    </style:style>
    <style:style style:name="T222" style:family="text">
      <style:text-properties officeooo:rsid="00e501a9"/>
    </style:style>
    <style:style style:name="T223" style:family="text">
      <style:text-properties officeooo:rsid="00e07906"/>
    </style:style>
    <style:style style:name="T224" style:family="text">
      <style:text-properties officeooo:rsid="00e6a454"/>
    </style:style>
    <style:style style:name="T225" style:family="text">
      <style:text-properties officeooo:rsid="00afd163"/>
    </style:style>
    <style:style style:name="T226" style:family="text">
      <style:text-properties officeooo:rsid="00ea2286"/>
    </style:style>
    <style:style style:name="T227" style:family="text">
      <style:text-properties officeooo:rsid="00ed9652"/>
    </style:style>
    <style:style style:name="T228" style:family="text">
      <style:text-properties fo:font-style="normal" style:font-style-asian="normal" style:font-style-complex="normal"/>
    </style:style>
    <style:style style:name="T229" style:family="text">
      <style:text-properties fo:font-style="normal" officeooo:rsid="00f9b783" style:font-style-asian="normal" style:font-style-complex="normal"/>
    </style:style>
    <style:style style:name="T230" style:family="text">
      <style:text-properties officeooo:rsid="00f8a915"/>
    </style:style>
    <style:style style:name="T231" style:family="text">
      <style:text-properties officeooo:rsid="00fc6cc4"/>
    </style:style>
    <style:style style:name="T232" style:family="text">
      <style:text-properties officeooo:rsid="010d9eda"/>
    </style:style>
    <style:style style:name="T233" style:family="text">
      <style:text-properties officeooo:rsid="00988308"/>
    </style:style>
    <style:style style:name="T234" style:family="text">
      <style:text-properties officeooo:rsid="0104ff3c"/>
    </style:style>
    <style:style style:name="T235" style:family="text">
      <style:text-properties officeooo:rsid="010f49b9"/>
    </style:style>
    <style:style style:name="T236" style:family="text">
      <style:text-properties officeooo:rsid="0114af87"/>
    </style:style>
    <style:style style:name="T237" style:family="text">
      <style:text-properties officeooo:rsid="00c5a8e2"/>
    </style:style>
    <style:style style:name="T238" style:family="text">
      <style:text-properties officeooo:rsid="012f4ab8"/>
    </style:style>
    <style:style style:name="T239" style:family="text">
      <style:text-properties officeooo:rsid="01372046"/>
    </style:style>
    <style:style style:name="T240" style:family="text">
      <style:text-properties officeooo:rsid="01404ca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10"/>
        <text:h text:style-name="P3" text:outline-level="2">Global</text:h>
        <text:h text:style-name="P61" text:outline-level="3">There is No Wind</text:h>
        <text:p text:style-name="P10"><text:span text:style-name="T1">Cost: </text:span>1m; <text:line-break/><text:span text:style-name="T2">Type: </text:span>Supplemental (Ranged Attack)<text:line-break/><text:span text:style-name="T1">Mins: <text:s/></text:span>(Ranged Ability) 1</text:p>
        <text:p text:style-name="P10">When using a ranged attack, reduce up to (Essence) dice of Disadvantages caused by non-visual conditions such as high winds, storms, sleet, and other similar Environmental Effects.</text:p>
        <text:h text:style-name="P62" text:outline-level="3">Dragonfly Finds Mate</text:h>
        <text:p text:style-name="P11"><text:span text:style-name="T1">Cost: --</text:span><text:line-break/><text:span text:style-name="T1">Type: </text:span><text:span text:style-name="T5">Permanent</text:span><text:line-break/><text:span text:style-name="T1">Mins: </text:span><text:s/><text:span text:style-name="T6">(Ranged Ability)</text:span> <text:span text:style-name="T164">3</text:span></text:p>
        <text:p text:style-name="P12">The Exalt lets loose their weapon, knocking incoming projectiles out of the sky.</text:p>
        <text:p text:style-name="P11"><text:span text:style-name="T162">Against any Ranged attack, </text:span><text:span text:style-name="T163">you may d</text:span><text:span text:style-name="T162">efine DV as (Dexterity + Archery)/2. </text:span><text:span text:style-name="T164">This may be used to Defend Others who are within Medium Range.</text:span></text:p>
        <text:h text:style-name="P5" text:outline-level="2">Archery</text:h>
        <text:h text:style-name="P69" text:outline-level="3">Flashing Vengeance Draw<text:tab/></text:h>
        <text:p text:style-name="P10"><text:span text:style-name="T1">Cost: </text:span><text:span text:style-name="T148">3</text:span>m, <text:span text:style-name="T4">1</text:span>i <text:line-break/><text:span text:style-name="T1">Type: </text:span>Reflexive<text:line-break/><text:span text:style-name="T1">Mins: </text:span>Archery 1</text:p>
        <text:p text:style-name="P10">After the Initiative Order has been decided but before the first Action, the Archer may make an immediate <text:span text:style-name="T7">Maneuver.</text:span></text:p>
        <text:h text:style-name="P70" text:outline-level="3">Aimed Shot</text:h>
        <text:p text:style-name="P13">Cost:<text:span text:style-name="T145"> </text:span><text:span text:style-name="T151">3</text:span><text:span text:style-name="T145">m<text:line-break/></text:span>Type: <text:span text:style-name="T145">Supplemental<text:line-break/></text:span>Mins:<text:span text:style-name="T145"> Archery 1</text:span></text:p>
        <text:p text:style-name="P15">The Archer holds their shot still, increasing their Accuracy by (Essence) Dice.</text:p>
        <text:h text:style-name="P61" text:outline-level="3">Forceful Arrow<text:span text:style-name="T183">s</text:span><text:tab/></text:h>
        <text:p text:style-name="P10"><text:span text:style-name="T1">Cost: </text:span><text:span text:style-name="T148">2</text:span>m<text:line-break/><text:span text:style-name="T1">Type: </text:span>Supplemental<text:line-break/><text:span text:style-name="T1">Mins: </text:span>Archery 2</text:p>
        <text:p text:style-name="P10"><text:span text:style-name="T8">On </text:span><text:span text:style-name="T9">a successful </text:span><text:span text:style-name="T10">h</text:span><text:span text:style-name="T11">it,</text:span> the target <text:span text:style-name="T143">is</text:span> knocked back one Range Band from the Archer.</text:p>
        <text:p text:style-name="P10">Alternatively, the Exalt may choose to knock themselves backwards <text:span text:style-name="T142">from their target </text:span><text:span text:style-name="T168">by </text:span>one Range Band.</text:p>
        <text:h text:style-name="P64" text:outline-level="3"><text:span text:style-name="T169">Hunter’s Swift Answer</text:span><text:span text:style-name="T167"><text:tab/></text:span></text:h>
        <text:p text:style-name="P17"><text:span text:style-name="T1">Cost: </text:span><text:span text:style-name="T149">2</text:span>m<text:line-break/><text:span text:style-name="T1">Type: </text:span><text:span text:style-name="T12">Reflexive</text:span><text:line-break/><text:span text:style-name="T1">Mins: </text:span>Archery 2</text:p>
        <text:p text:style-name="P36">After Successfully disengaging, the Archer fires a returning blow on their pursuer, causing them to lose 3 Impulse.</text:p>
        <text:h text:style-name="P61" text:outline-level="3">Flying Anchor</text:h>
        <text:p text:style-name="P10"><text:span text:style-name="T1">Cost: </text:span><text:span text:style-name="T147">2</text:span>m<text:line-break/><text:span text:style-name="T1">Type: </text:span><text:span text:style-name="T13">Supplemental</text:span><text:line-break/><text:span text:style-name="T1">Mins: </text:span>Archery 3</text:p>
        <text:p text:style-name="P18"><text:span text:style-name="T159">On </text:span><text:span text:style-name="T161">H</text:span><text:span text:style-name="T160">it,</text:span><text:span text:style-name="T13"> the target becomes pinned, </text:span><text:span text:style-name="T14">unable to move from their location for one Round.</text:span></text:p>
        <text:h text:style-name="P63" text:outline-level="3">Arrow Storm Technique</text:h>
        <text:p text:style-name="P19"><text:span text:style-name="T1">Cost: </text:span><text:span text:style-name="T146">3</text:span>m, <text:span text:style-name="T144">1</text:span>i<text:line-break/><text:span text:style-name="T1">Type: </text:span>Supplemental (Attack)<text:line-break/><text:span text:style-name="T1">Mins: </text:span>Archery 3</text:p>
        <text:p text:style-name="P19"><text:span text:style-name="T14">The Exalt buries an area with a flurry of arrows, </text:span><text:span text:style-name="T15">making sure that at least one will hit. Their attack targets Soak instead of DV.</text:span></text:p>
        <text:h text:style-name="P121" text:outline-level="10">Greater Charms</text:h>
        <text:h text:style-name="P69" text:outline-level="3">Accuracy Without Distance</text:h>
        <text:p text:style-name="P10"><text:span text:style-name="T1">Cost: --<text:line-break/>Type: </text:span>Permanent <text:line-break/><text:span text:style-name="T1">Mins: </text:span>Archery 4</text:p>
        <text:p text:style-name="P10">The Exalts Archery attacks <text:span text:style-name="T227">know no bounds</text:span>. <text:span text:style-name="T16">They may now attack at Long Range, and at Melee Range for no penalty.</text:span></text:p>
        <text:p text:style-name="P10"/>
        <text:h text:style-name="P5" text:outline-level="2">Athletics</text:h>
        <text:h text:style-name="P69"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7">thin wires</text:span>.</text:p>
        <text:h text:style-name="P61" text:outline-level="3">Soaring Leap</text:h>
        <text:p text:style-name="P10"><text:span text:style-name="T1">Cost: </text:span><text:span text:style-name="T150">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8">a single story</text:span> <text:span text:style-name="T222">vertically or horizontally </text:span>in one bound, <text:span text:style-name="T176">and may continue to vault upwards if there is some surface firm enough for their force.</text:span></text:p>
        <text:p text:style-name="P20"><text:span text:style-name="T176">In addition, Exalts do not take</text:span> fall damage <text:span text:style-name="T18">from such leaps, nor from descending from all but the tallest of buildings.</text:span></text:p>
        <text:h text:style-name="P61"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31">In combat, <text:span text:style-name="T175">the character can Dash without Impulse cost or DV penalty.</text:span></text:p>
        <text:h text:style-name="P66" text:outline-level="3">Flashing Anticipation</text:h>
        <text:p text:style-name="P48"><text:span text:style-name="T196">Cost: --</text:span><text:span text:style-name="T195"><text:line-break/></text:span><text:span text:style-name="T196">Type: </text:span><text:span text:style-name="T48">Permanent</text:span><text:span text:style-name="T195"><text:line-break/></text:span><text:span text:style-name="T196">Mins: </text:span><text:span text:style-name="T195">Athletics 3</text:span></text:p>
        <text:p text:style-name="P33">The Exalt adds <text:span text:style-name="T224">+</text:span>(Essence) to their Initiative.</text:p>
        <text:h text:style-name="P121" text:outline-level="10">Greater Charms</text:h>
        <text:h text:style-name="P61"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221">a</text:span> horizontal surfaces, such as bridges or roofs, so long as they continue to run. </text:p>
        <text:h text:style-name="P65" text:outline-level="3">Rolling with the Punches.</text:h>
        <text:p text:style-name="P32"><text:span text:style-name="T1">Cost: </text:span><text:span text:style-name="T154">(3m per Dmg.)</text:span><text:line-break/><text:span text:style-name="T1">Type: </text:span><text:span text:style-name="T28">Reflexive</text:span><text:line-break/><text:span text:style-name="T1">Mins: </text:span>Athletics <text:span text:style-name="T223">5</text:span></text:p>
        <text:p text:style-name="P68">For every 3 motes spent, reduce incoming damage by 1 point, with no more than (Essence) damage reduced per single attack.</text:p>
        <text:h text:style-name="P67" text:outline-level="3"/>
        <text:h text:style-name="P5" text:outline-level="2">Awareness</text:h>
        <text:h text:style-name="P69" text:outline-level="3">Sight Without Eyes</text:h>
        <text:p text:style-name="P10"><text:span text:style-name="T1">Cost:</text:span> 2m<text:line-break/><text:span text:style-name="T1">Type: </text:span>Reflexive; Scene<text:line-break/><text:span text:style-name="T1">Mins</text:span>: Awareness 1</text:p>
        <text:p text:style-name="P10">Reduce any disadvantage from visual conditions such as smoke, fog, and darkness by up to (Essence) dice.</text:p>
        <text:h text:style-name="P69" text:outline-level="3">Awakening Eye</text:h>
        <text:p text:style-name="P10"><text:span text:style-name="T1">Cost:</text:span> 3m<text:line-break/><text:span text:style-name="T1">Type: </text:span>Reflexive<text:line-break/><text:span text:style-name="T1">Mins</text:span>: Awareness 2</text:p>
        <text:p text:style-name="P10">Re-roll a<text:span text:style-name="T19">n Initiati</text:span><text:span text:style-name="T20">v</text:span><text:span text:style-name="T19">e</text:span> Roll, taking the preferred result. This may only be done once <text:span text:style-name="T226">per combat</text:span>.</text:p>
        <text:h text:style-name="P69" text:outline-level="3">Uncanny Perception Technique</text:h>
        <text:p text:style-name="P10"><text:span text:style-name="T1">Cost: --<text:line-break/>Type: </text:span>Permanent<text:line-break/><text:span text:style-name="T1">Mins: </text:span>Awareness 2</text:p>
        <text:p text:style-name="Exalted"><text:span text:style-name="T195">The presence of dematerialized, intangible, or otherwise spectral creatures may be </text:span><text:span text:style-name="T31">native</text:span><text:span text:style-name="T32">ly</text:span><text:span text:style-name="T195">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69"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1">never suffers from the ill effects of an Ambush Round.</text:span></text:p>
        <text:h text:style-name="P74" text:outline-level="3">Inner Eye Focus</text:h>
        <text:p text:style-name="P34"><text:span text:style-name="T1">Cost: </text:span>4m<text:line-break/><text:span text:style-name="T1">Type: </text:span>Reflexive<text:line-break/><text:span text:style-name="T1">Mins: </text:span>Awareness 4</text:p>
        <text:p text:style-name="P34">Re-roll an Awareness Roll, taking the preferred result. This may only be done once <text:span text:style-name="T225">per action</text:span>.</text:p>
        <text:h text:style-name="P121" text:outline-level="10">Greater Charms</text:h>
        <text:h text:style-name="P69" text:outline-level="3">Sense-Destroying Method</text:h>
        <text:p text:style-name="P21"><text:span text:style-name="T1">Cost: </text:span>6m<text:line-break/><text:span text:style-name="T1">Type: </text:span><text:span text:style-name="T29">Simple</text:span><text:line-break/><text:span text:style-name="T1">Mins: </text:span>Awareness 4</text:p>
        <text:p text:style-name="Exalted"><text:span text:style-name="T195">On touching a target, and by successfully rolling (</text:span><text:span text:style-name="T47">Wits</text:span><text:span text:style-name="T195"> + Awareness) vs the target’s (Stamina + Physique), the Exalt can destroy one of the classical five senses at their choice. Only one sense of a target may be destroyed </text:span><text:span text:style-name="T217">per</text:span><text:span text:style-name="T195"> scene.</text:span></text:p>
        <text:p text:style-name="P10">Undoing this destruction is a Medicine Project of at least 10 PR. Most targets will not have this luxury.</text:p>
        <text:h text:style-name="P82" text:outline-level="3">Watchful Justic<text:span text:style-name="T231">i</text:span>ar’s Eye</text:h>
        <text:p text:style-name="P49"><text:span text:style-name="T196">Cost: </text:span><text:span text:style-name="T202">4m</text:span><text:span text:style-name="T195"><text:line-break/></text:span><text:span text:style-name="T196">Type: </text:span><text:span text:style-name="T49">Simple</text:span><text:span text:style-name="T195">; </text:span><text:span text:style-name="T211">Scene</text:span><text:span text:style-name="T195"><text:line-break/></text:span><text:span text:style-name="T196">Mins: </text:span><text:span text:style-name="T195">Awareness 4</text:span></text:p>
        <text:p text:style-name="P35">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10"/>
        <text:h text:style-name="P5" text:outline-level="2">Brawl</text:h>
        <text:h text:style-name="P69" text:outline-level="3">Ox-Stunning Blow</text:h>
        <text:p text:style-name="P10"><text:span text:style-name="T1">Cost:</text:span> <text:span text:style-name="T180">3</text:span>m<text:line-break/><text:span text:style-name="T1">Type: </text:span>Supplemental<text:line-break/><text:span text:style-name="T1">Mins</text:span>: Brawl 1</text:p>
        <text:p text:style-name="Exalted"><text:span text:style-name="T43">On </text:span><text:span text:style-name="T44">a Brawl </text:span><text:span text:style-name="T45">Attack </text:span><text:span text:style-name="T44">Maneuver higher than the target’s Soak</text:span><text:span text:style-name="T195">, remove </text:span><text:span text:style-name="T205">2</text:span><text:span text:style-name="T206"> + </text:span><text:span text:style-name="T195">(Essence) Impulse from the target.</text:span></text:p>
        <text:h text:style-name="P69" text:outline-level="3">Sledgehammer Strike</text:h>
        <text:p text:style-name="P10"><text:span text:style-name="T1">Cost:</text:span> 4m<text:line-break/><text:span text:style-name="T1">Type: </text:span>Supplemental<text:line-break/><text:span text:style-name="T1">Mins</text:span>: Brawl 2</text:p>
        <text:p text:style-name="P10"><text:span text:style-name="T22">On Feats of Strength,</text:span> <text:span text:style-name="T166">such as breaking through walls or destroying scenery, </text:span>add (Essence)<text:span text:style-name="T165">x2</text:span> dice.</text:p>
        <text:p text:style-name="Exalted"><text:span text:style-name="T51">Additionally, </text:span><text:span text:style-name="T52">a</text:span><text:span text:style-name="T212"> </text:span><text:span text:style-name="T213">Decisive Strikes</text:span><text:span text:style-name="T214"> a</text:span><text:span text:style-name="T195">gainst animate beings (such as Earth elementals and golems), add (Essence) dice to </text:span><text:span text:style-name="T50">the Damage Roll</text:span><text:span text:style-name="T215">.</text:span></text:p>
        <text:h text:style-name="P75" text:outline-level="3">Force-Delivering Blow</text:h>
        <text:p text:style-name="P22"><text:span text:style-name="T1">Cost:</text:span> <text:span text:style-name="T177">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76" text:outline-level="3">Foe-Toppling Maneuver</text:h>
        <text:p text:style-name="P24"><text:span text:style-name="T1">Cost:</text:span> <text:span text:style-name="T179">3</text:span>m<text:line-break/><text:span text:style-name="T1">Type: </text:span>Supplemental<text:line-break/><text:span text:style-name="T1">Mins</text:span>: Brawl <text:span text:style-name="T178">3</text:span></text:p>
        <text:p text:style-name="P25"><text:span text:style-name="T177">On a successful Decisive Brawl Attack, </text:span><text:span text:style-name="T219">or a Brawl </text:span><text:span text:style-name="T220">Attack</text:span><text:span text:style-name="T219"> Maneuver that exceeds the target’s DV, </text:span><text:span text:style-name="T178">destabilize their movements and footing causing them to be stunned and remove </text:span><text:span text:style-name="T23">4 Dice from the </text:span><text:span text:style-name="T24">next action.</text:span></text:p>
        <text:h text:style-name="P122" text:outline-level="10">Greater Charms</text:h>
        <text:h text:style-name="P5" text:outline-level="2">Craft</text:h>
        <text:h text:style-name="P81" text:outline-level="3">Workshop Without Bounds</text:h>
        <text:p text:style-name="P47"><text:span text:style-name="T196">Cost: </text:span><text:span text:style-name="T195">2m<text:line-break/></text:span><text:span text:style-name="T196">Type: </text:span><text:span text:style-name="T63">Supplemental; Scene</text:span><text:span text:style-name="T195"><text:line-break/></text:span><text:span text:style-name="T196">Mins: </text:span><text:span text:style-name="T195">Craft 1</text:span></text:p>
        <text:p text:style-name="P30">When working without the proper tools, reduce the Disadvantage by up to (Essence) dice.</text:p>
        <text:h text:style-name="P69" text:outline-level="3">Durability-Enhancing Technique</text:h>
        <text:p text:style-name="P21"><text:span text:style-name="T1">Cost: </text:span>2m<text:line-break/><text:span text:style-name="T1">Type: </text:span><text:span text:style-name="T29">Simple</text:span>; Scene<text:line-break/><text:span text:style-name="T1">Mins: </text:span>Craft 1</text:p>
        <text:p text:style-name="P10">The Exalt may reinforce an object—no more than (Essence) meters in its largest dimension—and make it nigh unbreakable.</text:p>
        <text:p text:style-name="P10"><text:span text:style-name="T25">While reinforced, the</text:span> object is no <text:span text:style-name="T188">longer</text:span> considered “mundane,” and increases the difficulty to break or otherwise destroy it by (Essence).</text:p>
        <text:p text:style-name="P28">A Project may be performed to make this enhancement permanent.</text:p>
        <text:h text:style-name="P69" text:outline-level="3">Discerning Craftsmanship</text:h>
        <text:p text:style-name="P10"><text:span text:style-name="T1">Cost: </text:span>3m<text:line-break/><text:span text:style-name="T1">Type: </text:span><text:span text:style-name="T29">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193">I</text:span>f this current object they are studying is in <text:span text:style-name="T194">fact</text:span> a forgery, the difficulty to recognize this fact is lowered by 1.</text:p>
        <text:h text:style-name="P73" text:outline-level="3"><text:span text:style-name="T170">Deftly Applied Tools</text:span><text:span text:style-name="T171"> </text:span></text:h>
        <text:p text:style-name="P29"><text:span text:style-name="T1">Cost: </text:span><text:span text:style-name="T152">5</text:span>m<text:line-break/><text:span text:style-name="T1">Type: </text:span><text:span text:style-name="T153">Supplemental</text:span><text:line-break/><text:span text:style-name="T1">Mins: </text:span>Craft <text:span text:style-name="T189">3</text:span></text:p>
        <text:p text:style-name="P47"><text:span text:style-name="T208">All things, with the proper </text:span><text:span text:style-name="T209">study and analysis, may be approached without the need for brute force. </text:span><text:span text:style-name="T210">During Feats of Strength, such as lifting, carrying, or destroying crafted materials, they may use (</text:span><text:span text:style-name="T47">Wits</text:span><text:span text:style-name="T210"> + Craft) roll instead, gaining (Essence) immediate successes.</text:span></text:p>
        <text:h text:style-name="P77" text:outline-level="3">Crack-Mending Eye</text:h>
        <text:p text:style-name="P26"><text:span text:style-name="T1">Cost: --</text:span><text:line-break/><text:span text:style-name="T1">Type: </text:span><text:span text:style-name="T30">Permanent</text:span><text:line-break/><text:span text:style-name="T1">Mins: </text:span>Craft <text:span text:style-name="T181">3</text:span></text:p>
        <text:p text:style-name="P43"><text:span text:style-name="T33">Projects to </text:span><text:span text:style-name="T34">r</text:span><text:span text:style-name="T33">epair, </text:span><text:span text:style-name="T34">a</text:span><text:span text:style-name="T35">lter, or </text:span><text:span text:style-name="T34">d</text:span><text:span text:style-name="T35">estroy</text:span><text:span text:style-name="T33"> crafted materials </text:span><text:span text:style-name="T35">such as</text:span><text:span text:style-name="T33"> Manses, Artifacts, and other such physical goods are now 1 scale easier. </text:span><text:span text:style-name="T36">i.e.</text:span><text:span text:style-name="T33"> Minor repairs are -3 Scale, Major -2, and Monumental -1 </text:span><text:span text:style-name="T37">against their</text:span><text:span text:style-name="T33"> base Project cost.</text:span></text:p>
        <text:h text:style-name="P69" text:outline-level="3"/>
        <text:h text:style-name="P4" text:outline-level="3">Mark of the Maker</text:h>
        <text:p text:style-name="P21"><text:span text:style-name="T1">Cost: </text:span>3m<text:line-break/><text:span text:style-name="T1">Type: </text:span><text:span text:style-name="T29">Simple</text:span><text:line-break/><text:span text:style-name="T1">Mins: </text:span>Craft <text:span text:style-name="T190">3</text:span></text:p>
        <text:p text:style-name="P29">Glean immediate insight into the original purpose, material makeup, age, and other such information while studying a <text:span text:style-name="T185">Craft</text:span><text:span text:style-name="T186">ed</text:span> object. <text:span text:style-name="T187">Often, you are able to glance into the very emotions of the original craftsman </text:span><text:span text:style-name="T191">at the moment</text:span><text:span text:style-name="T187">, seeing it in the handiwork of their creation.</text:span></text:p>
        <text:h text:style-name="Heading_20_10" text:outline-level="10">Greater Charms</text:h>
        <text:h text:style-name="P69" text:outline-level="3">Timely Prototype</text:h>
        <text:p text:style-name="P21"><text:span text:style-name="T1">Cost: </text:span>5m<text:line-break/><text:span text:style-name="T1">Type: </text:span><text:span text:style-name="T29">Simple</text:span><text:line-break/><text:span text:style-name="T1">Mins: </text:span>Craft 4</text:p>
        <text:p text:style-name="P27">On activation of this charm, the Exalt may immediately finish a Craft Project they have in the works. <text:span text:style-name="T192">They may go up to 20 Res in debt to do so.</text:span> </text:p>
        <text:p text:style-name="P27">Th<text:span text:style-name="T26">e Obstruction roll immediately activates, and may provide </text:span><text:span text:style-name="T27">additional complications</text:span><text:span text:style-name="T26"> on the scene.</text:span></text:p>
        <text:p text:style-name="P10"><text:span text:style-name="T1">Permanent Effect:</text:span> On purchasing this charm, and at the start of each <text:span text:style-name="T184">S</text:span>tory, the Exalt gains an additional +15 RES, <text:span text:style-name="T182">which may only </text:span>be used only for Craft Projects.</text:p>
        <text:h text:style-name="P72" text:outline-level="3"/>
        <text:p text:style-name="P10"/>
        <text:p text:style-name="P10"/>
        <text:p text:style-name="P10"/>
        <text:h text:style-name="P6" text:outline-level="2">Deception</text:h>
        <text:h text:style-name="P79" text:outline-level="3"><text:span text:style-name="T218">M</text:span>imicry of Form</text:h>
        <text:p text:style-name="P45"><text:span text:style-name="T196">Cost: </text:span><text:span text:style-name="T200">3</text:span><text:span text:style-name="T195">m<text:line-break/></text:span><text:span text:style-name="T196">Type: </text:span><text:span text:style-name="T60">Simple; </text:span><text:span text:style-name="T61">W</text:span><text:span text:style-name="T60">eek</text:span><text:span text:style-name="T195"><text:line-break/></text:span><text:span text:style-name="T196">Mins: </text:span><text:span text:style-name="T39">Deception</text:span><text:span text:style-name="T38"> </text:span><text:span text:style-name="T41">1</text:span></text:p>
        <text:p text:style-name="P45"><text:span text:style-name="T41">After studying a mannerism of a target for a short time, such as handwriting, voice, or even walking pattern, the Exalt may replicate it as needed for a week, gaining (Essence) additional d</text:span><text:span text:style-name="T42">ice to do so.</text:span></text:p>
        <text:h text:style-name="P130" text:outline-level="3">Hidden <text:span text:style-name="T238">Meaning</text:span></text:h>
        <text:p text:style-name="P116"><text:span text:style-name="T76">Cost: </text:span><text:span text:style-name="T92">3</text:span><text:span text:style-name="T80">m</text:span><text:span text:style-name="T99"><text:line-break/></text:span><text:span text:style-name="T76">Type: </text:span><text:span text:style-name="T92">Supplemental</text:span><text:span text:style-name="T99"><text:line-break/></text:span><text:span text:style-name="T76">Mins: </text:span><text:span text:style-name="T96">Deception</text:span><text:span text:style-name="T104"> </text:span><text:span text:style-name="T120">2</text:span></text:p>
        <text:p text:style-name="P95">The Exalt hides their true meaning in inflections, allusions, and other roundabout ways of speaking, writing, or other methods of communication.</text:p>
        <text:p text:style-name="P115"><text:span text:style-name="T122">The intended contact will be the only one who can divine the true meaning of the conversation, but others may make a contested <text:s/>roll (Cunning + Awareness) vs. the Exalt’s (Cunning + Lore) to notice that there is a coded message.</text:span></text:p>
        <text:h text:style-name="P78" text:outline-level="3">False Pursuit</text:h>
        <text:p text:style-name="P44"><text:span text:style-name="T196">Cost: </text:span><text:span text:style-name="T199">4</text:span><text:span text:style-name="T195">m<text:line-break/></text:span><text:span text:style-name="T196">Type: </text:span><text:span text:style-name="T59">Simple</text:span><text:span text:style-name="T195">; Scene<text:line-break/></text:span><text:span text:style-name="T196">Mins: </text:span><text:span text:style-name="T39">Deception</text:span><text:span text:style-name="T38"> 3</text:span></text:p>
        <text:p text:style-name="P50"><text:span text:style-name="T203">On a successful (Charisma + Deception) roll against the Guile of a target, they become convinced that an ultimately benign or small point of the Scene holds great value to their </text:span><text:span text:style-name="T40">current goal</text:span><text:span text:style-name="T203">. For example, they may be convinced that </text:span><text:span text:style-name="T204">the blades used murder are made of a special composition, which is a keystone to their case, despite the blades being only slightly out of normal make.</text:span></text:p>
        <text:h text:style-name="P89" text:outline-level="3"/>
        <text:h text:style-name="P123" text:outline-level="10">Greater Charms</text:h>
        <text:h text:style-name="P83" text:outline-level="3">Flashing Quill Atemi</text:h>
        <text:p text:style-name="P51"><text:span text:style-name="T198">Cost: </text:span><text:span text:style-name="T216">4</text:span><text:span text:style-name="T204">m<text:line-break/></text:span><text:span text:style-name="T198">Type: </text:span><text:span text:style-name="T53">Simple</text:span><text:span text:style-name="T204"><text:line-break/></text:span><text:span text:style-name="T198">Mins: </text:span><text:span text:style-name="T39">Deception</text:span><text:span text:style-name="T38"> </text:span><text:span text:style-name="T54">4</text:span></text:p>
        <text:p text:style-name="P39">With just a short moment in possession of a written text, the Exalt may insert, expunge, or replace words as they see fit. No mundane means or mortal characters will be able decipher the difference between the altered content.</text:p>
        <text:p text:style-name="P58"><text:span text:style-name="T64">An Exalt, God, or other creature of power must successfully </text:span><text:span text:style-name="T65">contest the </text:span><text:span text:style-name="T64">Guile of the forging Exalt </text:span><text:span text:style-name="T65">to notice that the document has been altered at all—</text:span><text:span text:style-name="T66">let alone what </text:span><text:span text:style-name="T67">specifically has been altered.</text:span></text:p>
        <text:h text:style-name="P88" text:outline-level="3"><text:span text:style-name="T237">M</text:span>ind-Wiping Gaze</text:h>
        <text:p text:style-name="P59"><text:span text:style-name="T75">Cost: </text:span><text:span text:style-name="T71">6</text:span><text:span text:style-name="T57">m<text:line-break/></text:span><text:span text:style-name="T75">Type: </text:span><text:span text:style-name="T70">Reflexive</text:span><text:span text:style-name="T69">; Scene</text:span><text:span text:style-name="T57"><text:line-break/></text:span><text:span text:style-name="T75">Mins: </text:span><text:span text:style-name="T39">Deception</text:span><text:span text:style-name="T38"> </text:span><text:span text:style-name="T58">5</text:span></text:p>
        <text:p text:style-name="P60"><text:span text:style-name="T69">T</text:span><text:span text:style-name="T72">he Exalt pierces the target with a gaze that penetrates the very soul, extinguishing the flame of memories.</text:span></text:p>
        <text:p text:style-name="P40">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114"><text:span text:style-name="T73">The given target may only be affected by this once per scene.</text:span></text:p>
        <text:h text:style-name="P6" text:outline-level="2">Integrity</text:h>
        <text:h text:style-name="P80" text:outline-level="3">Enduring Mental Toughness</text:h>
        <text:p text:style-name="P46"><text:span text:style-name="T197">Cost: </text:span><text:span text:style-name="T201">3</text:span><text:span text:style-name="T207">m<text:line-break/></text:span><text:span text:style-name="T197">Type: </text:span><text:span text:style-name="T62">Reflexive</text:span><text:span text:style-name="T60">; </text:span><text:span text:style-name="T62">Scene</text:span><text:span text:style-name="T207"><text:line-break/></text:span><text:span text:style-name="T197">Mins: </text:span><text:span text:style-name="T46">Integrity</text:span><text:span text:style-name="T38"> </text:span><text:span text:style-name="T41">1</text:span></text:p>
        <text:p text:style-name="P37">For the scene, remove any Disadvantages to Resolve or Guile caused by pain, illness, or other such physical anguish that the Exalt is enduring.</text:p>
        <text:h text:style-name="P84" text:outline-level="3">Integrity Protection Prana</text:h>
        <text:p text:style-name="P52"><text:span text:style-name="T74">Cost: --</text:span><text:span text:style-name="T55"><text:line-break/></text:span><text:span text:style-name="T74">Type: </text:span><text:span text:style-name="T68">Permanent</text:span><text:span text:style-name="T55"><text:line-break/></text:span><text:span text:style-name="T74">Mins: </text:span><text:span text:style-name="T46">Integrity</text:span><text:span text:style-name="T38"> </text:span><text:span text:style-name="T56">2</text:span></text:p>
        <text:p text:style-name="P38">The Exalt is able to resist the ambient and intoxicating energies of the Wyld, and other such places of abundant swirling essence <text:span text:style-name="T230">that seek to change and alter their body.</text:span></text:p>
        <text:p text:style-name="P38">This does not protect against any <text:span text:style-name="T194">directed</text:span><text:span text:style-name="T228"> effects, such as from a Fae, or any secondhand effect such as fire. </text:span><text:span text:style-name="T229">As well, there is a limit to this protection in places of pure energy such as the deepest of the Wyld.</text:span></text:p>
        <text:h text:style-name="P85" text:outline-level="3">Heart-Hardening Meditation</text:h>
        <text:p text:style-name="P53"><text:span text:style-name="T76">Cost: </text:span><text:span text:style-name="T79">4m</text:span><text:span text:style-name="T99"><text:line-break/></text:span><text:span text:style-name="T76">Type: </text:span><text:span text:style-name="T79">Reflexive</text:span><text:span text:style-name="T99"><text:line-break/></text:span><text:span text:style-name="T76">Mins: </text:span><text:span text:style-name="T100">Integrity</text:span><text:span text:style-name="T101"> </text:span><text:span text:style-name="T102">3</text:span></text:p>
        <text:p text:style-name="P53"><text:span text:style-name="T102">Calls to pure emotion are easy to spot, and the Exalt has become trained to resist them. Against any Influence Intimacy rolls that employ emotion, raise the Exalt’s Resolve by +</text:span><text:span text:style-name="T103">(Essence)</text:span><text:span text:style-name="T102">.</text:span></text:p>
        <text:h text:style-name="P120" text:outline-level="10">Greater Charms</text:h>
        <text:h text:style-name="P90" text:outline-level="3"/>
        <text:h text:style-name="P6" text:outline-level="2">Leadership</text:h>
        <text:h text:style-name="P137" text:outline-level="3"><text:span text:style-name="T172">Rulership-Gazing Eye</text:span></text:h>
        <text:p text:style-name="P54"><text:span text:style-name="T76">Cost: </text:span><text:span text:style-name="T81">4</text:span><text:span text:style-name="T80">m</text:span><text:span text:style-name="T99"><text:line-break/></text:span><text:span text:style-name="T76">Type: </text:span><text:span text:style-name="T80">Simple</text:span><text:span text:style-name="T99"><text:line-break/></text:span><text:span text:style-name="T76">Mins: </text:span><text:span text:style-name="T104">Leadership 1</text:span></text:p>
        <text:p text:style-name="P55"><text:span text:style-name="T102">W</text:span><text:span text:style-name="T98">ith but a glance, the leader of a group can be immediately recognized if present, even if that leader is acting through a proxy. If they are not present, the Exalt recognizes this fact.</text:span></text:p>
        <text:p text:style-name="P56"><text:span text:style-name="T105">This charm immediately succeeds against any mundane group interaction, but </text:span><text:span text:style-name="T106">will</text:span><text:span text:style-name="T105"> require a Leadership vs. Guile roll </text:span><text:span text:style-name="T106">on</text:span><text:span text:style-name="T107"> other </text:span><text:span text:style-name="T108">groups and leaders, such as Exalts.</text:span></text:p>
        <text:h text:style-name="P86" text:outline-level="3">Command-Breaking Stance</text:h>
        <text:p text:style-name="P56"><text:span text:style-name="T76">Cost: </text:span><text:span text:style-name="T81">4</text:span><text:span text:style-name="T80">m</text:span><text:span text:style-name="T99"><text:line-break/></text:span><text:span text:style-name="T76">Type: </text:span><text:span text:style-name="T80">Simple</text:span><text:span text:style-name="T99"><text:line-break/></text:span><text:span text:style-name="T76">Mins: </text:span><text:span text:style-name="T104">Leadership </text:span><text:span text:style-name="T109">2</text:span></text:p>
        <text:p text:style-name="P41">A skilled commander knows what brings drilled groups together, and what can break them apart.</text:p>
        <text:p text:style-name="P93">The Exalt breaks up a group of Lesser Foes, <text:span text:style-name="T232">causing their next action to be </text:span><text:span text:style-name="T236">lost</text:span><text:span text:style-name="T232"> as they reform. This cannot be done to the same group twice in a row.</text:span></text:p>
        <text:h text:style-name="P127" text:outline-level="3">Direct Orders</text:h>
        <text:p text:style-name="P104"><text:span text:style-name="T76">Cost: </text:span><text:span text:style-name="T81">4</text:span><text:span text:style-name="T80">m</text:span><text:span text:style-name="T99"><text:line-break/></text:span><text:span text:style-name="T76">Type: </text:span><text:span text:style-name="T85">Reflexive</text:span><text:span text:style-name="T99"><text:line-break/></text:span><text:span text:style-name="T76">Mins: </text:span><text:span text:style-name="T104">Leadership </text:span><text:span text:style-name="T109">2</text:span></text:p>
        <text:p text:style-name="P104"><text:span text:style-name="T116">The Exalt may take charge of a group of allied Lesser Foes, directing their action, and granting them +4 dice </text:span><text:span text:style-name="T117">to do so.</text:span></text:p>
        <text:h text:style-name="P87" text:outline-level="3">Organization of Command</text:h>
        <text:p text:style-name="P42"><text:span text:style-name="T3">Cost: </text:span><text:span text:style-name="T155">4</text:span><text:span text:style-name="T156">m</text:span><text:span text:style-name="T233"><text:line-break/></text:span><text:span text:style-name="T3">Type: </text:span><text:span text:style-name="T145">Supplemental</text:span><text:span text:style-name="T233"><text:line-break/></text:span><text:span text:style-name="T3">Mins: </text:span><text:span text:style-name="T234">Leadership </text:span><text:span text:style-name="T235">3</text:span></text:p>
        <text:p text:style-name="P57"><text:span text:style-name="T110">The Exalt may command across large groups with great ease. When commanding a Group to Perform a Task, the Exalt may </text:span><text:span text:style-name="T112">counter</text:span><text:span text:style-name="T110"> </text:span><text:span text:style-name="T118">the</text:span><text:span text:style-name="T111"> </text:span><text:span text:style-name="T113">bonus </text:span><text:span text:style-name="T110">Resolve</text:span><text:span text:style-name="T111"> </text:span><text:span text:style-name="T113">gained from being in a </text:span><text:span text:style-name="T114">G</text:span><text:span text:style-name="T113">roup.</text:span></text:p>
        <text:h text:style-name="P120" text:outline-level="10">Greater Charms</text:h>
        <text:h text:style-name="P126" text:outline-level="3"><text:span text:style-name="T234">F</text:span>ury Inciting Speech</text:h>
        <text:p text:style-name="P97"><text:span text:style-name="T132">Cost: </text:span><text:span text:style-name="T140">6</text:span><text:span text:style-name="T138">m</text:span><text:span text:style-name="T139"><text:line-break/></text:span><text:span text:style-name="T132">Type: </text:span><text:span text:style-name="T138">Simple</text:span><text:span text:style-name="T139"><text:line-break/></text:span><text:span text:style-name="T132">Mins: </text:span><text:span text:style-name="T138">Leadership </text:span><text:span text:style-name="T140">4</text:span></text:p>
        <text:p text:style-name="P103"><text:span text:style-name="T84">The Exalt immediately Instills anger, rage, or a similar emotion into any mortal or sapient creature that can observe the Exalt with an Essence Rating less than their own.</text:span></text:p>
        <text:h text:style-name="P128" text:outline-level="3">Worshipful Lackey Acquisition</text:h>
        <text:p text:style-name="P105"><text:span text:style-name="T77">Cost: </text:span><text:span text:style-name="T86">8</text:span><text:span text:style-name="T80">m</text:span><text:span text:style-name="T82"><text:line-break/></text:span><text:span text:style-name="T77">Type: </text:span><text:span text:style-name="T87">Reflexive; Day</text:span><text:span text:style-name="T82"><text:line-break/></text:span><text:span text:style-name="T77">Mins: </text:span><text:span text:style-name="T80">Leadership </text:span><text:span text:style-name="T87">5</text:span></text:p>
        <text:p text:style-name="P106"><text:span text:style-name="T78">After successfully completing an Encounter Scene with all Key Issues under their Party’s Control, those who observed the scene become enthralled by the Exalt, willing to nearly anything.</text:span></text:p>
        <text:p text:style-name="P106"><text:span text:style-name="T78">Any who has a Resolve less than the Exalt’s Essence gains a positive Intimacy towards the Exalt for the next day, and will perform any Inconvenient tasks when asked without the need of a roll.</text:span></text:p>
        <text:h text:style-name="P129" text:outline-level="3">Prophet-Uplifting Evocation</text:h>
        <text:p text:style-name="P107"><text:span text:style-name="T77">Cost: </text:span><text:span text:style-name="T80">--</text:span><text:span text:style-name="T82"><text:line-break/></text:span><text:span text:style-name="T77">Type: </text:span><text:span text:style-name="T88">Permanent</text:span><text:span text:style-name="T82"><text:line-break/></text:span><text:span text:style-name="T77">Mins: </text:span><text:span text:style-name="T80">Leadership </text:span><text:span text:style-name="T87">5</text:span></text:p>
        <text:p text:style-name="P108"><text:span text:style-name="T87">Y</text:span><text:span text:style-name="T78">ou may now perform Projects to grant the </text:span><text:a xlink:type="simple" xlink:href="#Endowment" text:style-name="Internet_20_link" text:visited-style-name="Visited_20_Internet_20_Link">Endowment</text:a><text:span text:style-name="T78"> Merit </text:span><text:span text:style-name="T90">to others</text:span><text:span text:style-name="T78">, up to rank 4, </text:span><text:span text:style-name="T89">of a</text:span><text:span text:style-name="T91">n</text:span><text:span text:style-name="T89"> Ability </text:span><text:span text:style-name="T91">the Exalt knows</text:span><text:span text:style-name="T89">.</text:span></text:p>
        <text:h text:style-name="P6" text:outline-level="2">Lore</text:h>
        <text:h text:style-name="P131" text:outline-level="3">Strange Tongue Communication</text:h>
        <text:p text:style-name="P98"><text:span text:style-name="T131">Cost: </text:span><text:span text:style-name="T133">4</text:span><text:span text:style-name="T134">m</text:span><text:span text:style-name="T137"><text:line-break/></text:span><text:span text:style-name="T131">Type: </text:span><text:span text:style-name="T134">Simple</text:span><text:span text:style-name="T137"><text:line-break/></text:span><text:span text:style-name="T131">Mins: </text:span><text:span text:style-name="T135">Lore</text:span><text:span text:style-name="T138"> 1</text:span></text:p>
        <text:p text:style-name="P109"><text:span text:style-name="T119">Bypassing any language barriers, the Exalt can communicate a self-contained concept to the target. </text:span><text:span text:style-name="T120">The concept may be moderately complicated, such as steps to follow, but will not grant any ability necessary </text:span><text:span text:style-name="T121">to enact the concept.</text:span></text:p>
        <text:h text:style-name="P135" text:outline-level="3">Concept-Forming Thought</text:h>
        <text:p text:style-name="P119"><text:span text:style-name="T76">Cost: </text:span><text:span text:style-name="T97">3m</text:span><text:span text:style-name="T99"><text:line-break/></text:span><text:span text:style-name="T76">Type: </text:span><text:span text:style-name="T97">Simple</text:span><text:span text:style-name="T99"><text:line-break/></text:span><text:span text:style-name="T76">Mins: </text:span><text:span text:style-name="T93">Lore</text:span><text:span text:style-name="T104"> </text:span><text:span text:style-name="T130">2</text:span></text:p>
        <text:p text:style-name="P119"><text:span text:style-name="T130">The Exalt can manifest their ideas into a concise, easily-understandable format with no chance of misunderstanding.</text:span></text:p>
        <text:p text:style-name="P119"><text:span text:style-name="T130">Simple ideas and commands can be immediately transcribed onto a physical document and replicated. More complex thoughts, like entire tombs, need to be transcribed over a course of a night. </text:span></text:p>
        <text:h text:style-name="P132" text:outline-level="3">Sagacious Reading of Intent</text:h>
        <text:p text:style-name="P110"><text:span text:style-name="T76">Cost: </text:span><text:span text:style-name="T92">3</text:span><text:span text:style-name="T80">m</text:span><text:span text:style-name="T99"><text:line-break/></text:span><text:span text:style-name="T76">Type: </text:span><text:span text:style-name="T94">Simple</text:span><text:span text:style-name="T99"><text:line-break/></text:span><text:span text:style-name="T76">Mins: </text:span><text:span text:style-name="T93">Lore</text:span><text:span text:style-name="T104"> </text:span><text:span text:style-name="T120">2</text:span></text:p>
        <text:p text:style-name="P113"><text:span text:style-name="T120">A</text:span><text:span text:style-name="T126">fter analyzing a written (or otherwise recorded) work, immediately glean insight into the writer’s </text:span><text:span text:style-name="T124">state of mind, general well-being, and motivations behind the writing. If they </text:span><text:span text:style-name="T125">were</text:span><text:span text:style-name="T124"> trying to hide </text:span><text:span text:style-name="T125">such matters</text:span><text:span text:style-name="T124">, the character may roll (Insight + Lore) with +(Essence) </text:span><text:span text:style-name="T129">bonus </text:span><text:span text:style-name="T124">Dice against the </text:span><text:span text:style-name="T127">author’s</text:span><text:span text:style-name="T124"> Guile.</text:span></text:p>
        <text:h text:style-name="P133" text:outline-level="3"><text:span text:style-name="T239">E</text:span>ndless Depths of Knowledge</text:h>
        <text:p text:style-name="P117"><text:span text:style-name="T76">Cost: </text:span><text:span text:style-name="T80">--</text:span><text:span text:style-name="T99"><text:line-break/></text:span><text:span text:style-name="T76">Type: </text:span><text:span text:style-name="T95">Permanent</text:span><text:span text:style-name="T99"><text:line-break/></text:span><text:span text:style-name="T76">Mins: </text:span><text:span text:style-name="T93">Lore</text:span><text:span text:style-name="T104"> </text:span><text:span text:style-name="T123">3</text:span></text:p>
        <text:p text:style-name="P118"><text:span text:style-name="T123">O</text:span><text:span text:style-name="T98">nce per Session, Introduce a Fact related to one of the character’s Specialties without using a Strife Point.</text:span></text:p>
        <text:h text:style-name="P138" text:outline-level="3"><text:span text:style-name="T173">Flowing Mind </text:span><text:span text:style-name="T174">Methodology</text:span></text:h>
        <text:p text:style-name="P111"><text:span text:style-name="T76">Cost: </text:span><text:span text:style-name="T80">--</text:span><text:span text:style-name="T99"><text:line-break/></text:span><text:span text:style-name="T76">Type: </text:span><text:span text:style-name="T95">Permanent</text:span><text:span text:style-name="T99"><text:line-break/></text:span><text:span text:style-name="T76">Mins: </text:span><text:span text:style-name="T93">Lore</text:span><text:span text:style-name="T104"> </text:span><text:span text:style-name="T123">3</text:span></text:p>
        <text:p text:style-name="P112"><text:span text:style-name="T123">O</text:span><text:span text:style-name="T98">n purchasing this charm, designate a non-player character that has a significant connection to the Exalt, such as an Ally or a Ward.</text:span></text:p>
        <text:p text:style-name="P113"><text:span text:style-name="T126">Whenever the Exalt gains xp, the targeted character </text:span><text:span text:style-name="T128">will keep pace, staying at around ½ of the total xp the Exalt has.</text:span></text:p>
        <text:h text:style-name="P120" text:outline-level="10">Greater Charms</text:h>
        <text:h text:style-name="P134" text:outline-level="3">Absence of Thought</text:h>
        <text:p text:style-name="P99"><text:span text:style-name="T131">Cost: </text:span><text:span text:style-name="T136">8</text:span><text:span text:style-name="T134">m</text:span><text:span text:style-name="T137"><text:line-break/></text:span><text:span text:style-name="T131">Type: </text:span><text:span text:style-name="T134">Simple</text:span><text:span text:style-name="T137"><text:line-break/></text:span><text:span text:style-name="T131">Mins: </text:span><text:span text:style-name="T135">Lore</text:span><text:span text:style-name="T138"> </text:span><text:span text:style-name="T141">4</text:span></text:p>
        <text:p text:style-name="P100"><text:span text:style-name="T137">Sometimes, knowledge can be a burden. On touching a character, and on a successful (Int. + Lore) vs. Resolve roll, purge a thought, idea, or other-self contained concept from the target’s mind.</text:span></text:p>
        <text:p text:style-name="P96">This absence of knowledge is guaranteed for a Day, after which it may return based on the Storyteller’s discretion.</text:p>
        <text:h text:style-name="P136" text:outline-level="3">Prophet of Seventeen Cycles</text:h>
        <text:p text:style-name="P94"><text:span text:style-name="T1">Cost: </text:span><text:span text:style-name="T158">8</text:span><text:span text:style-name="T156">m</text:span><text:line-break/><text:span text:style-name="T1">Type: </text:span><text:span text:style-name="T156">Simple</text:span><text:line-break/><text:span text:style-name="T1">Mins: </text:span><text:span text:style-name="T157">Lore</text:span><text:span text:style-name="T234"> </text:span><text:span text:style-name="T240">4</text:span></text:p>
        <text:p text:style-name="P101"><text:span text:style-name="T137">Once a Session, the Player may introduce a complication into an antagonist’s plans, plots, or ongoing Project. This operates under the same general principles of “Introducing a Fact:” the declaration must be self-consistent with what has been shown to operate in this world.</text:span></text:p>
        <text:h text:style-name="P8" text:outline-level="2">Melee</text:h>
        <text:h text:style-name="P71" text:outline-level="3">Blow Deflecting Stance</text:h>
        <text:p text:style-name="P14">Cost: <text:span text:style-name="T145">--<text:line-break/></text:span>Type: <text:span text:style-name="T145">Permanent<text:line-break/></text:span>Mins:<text:span text:style-name="T145"> Melee 3</text:span></text:p>
        <text:p text:style-name="P16">DV may be defined as (Dexterity + Melee)/2</text:p>
        <text:h text:style-name="P6" text:outline-level="2">Navigation</text:h>
        <text:h text:style-name="P6" text:outline-level="2">Performance</text:h>
        <text:h text:style-name="P5" text:outline-level="2"/>
        <text:h text:style-name="P91" text:outline-level="2">Physique</text:h>
        <text:h text:style-name="P69" text:outline-level="3"/>
        <text:h text:style-name="P121" text:outline-level="10">Greater Charms</text:h>
        <text:h text:style-name="P6" text:outline-level="2">Politics</text:h>
        <text:h text:style-name="P7" text:outline-level="2">Socialize</text:h>
        <text:h text:style-name="P125" text:outline-level="3">Excellent Friend Approach</text:h>
        <text:p text:style-name="P102"><text:span text:style-name="T76">Cost: </text:span><text:span text:style-name="T82">--</text:span><text:span text:style-name="T99"><text:line-break/></text:span><text:span text:style-name="T76">Type: </text:span><text:span text:style-name="T83">Permanent</text:span><text:span text:style-name="T99"><text:line-break/></text:span><text:span text:style-name="T76">Mins: </text:span><text:span text:style-name="T115">Socialize</text:span><text:span text:style-name="T104"> 1</text:span></text:p>
        <text:p text:style-name="P102"><text:span text:style-name="T104">T</text:span><text:span text:style-name="T115">he charms of the Exalt are hard to resist. So long as there is no specific reason against it, Mortals and beings with Essence lower than the Exalt’s will be friendly and cordial to them, even if they have just met.</text:span></text:p>
        <text:h text:style-name="P6" text:outline-level="2">Stealth</text:h>
        <text:h text:style-name="P6" text:outline-level="2">Thrown</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7T22:00:15.856000000</dc:date>
    <meta:editing-cycles>302</meta:editing-cycles>
    <meta:editing-duration>P1DT8H11M59S</meta:editing-duration>
    <meta:generator>LibreOffice/7.0.3.1$Windows_X86_64 LibreOffice_project/d7547858d014d4cf69878db179d326fc3483e082</meta:generator>
    <dc:creator>Samuel Smith</dc:creator>
    <meta:document-statistic meta:table-count="0" meta:image-count="0" meta:object-count="0" meta:page-count="18" meta:paragraph-count="231" meta:word-count="2877" meta:character-count="17209" meta:non-whitespace-character-count="14555"/>
  </office:meta>
</office:document-meta>
</file>